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201863" officeooo:paragraph-rsid="00201863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21495d" officeooo:paragraph-rsid="0021495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22b34d" officeooo:paragraph-rsid="0022b34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242d77" officeooo:paragraph-rsid="00242d77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276406" officeooo:paragraph-rsid="00276406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2a35bb" officeooo:paragraph-rsid="002a35bb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306ec7" officeooo:paragraph-rsid="00306ec7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30ad37" officeooo:paragraph-rsid="0030ad37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32ba66" officeooo:paragraph-rsid="0032ba66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348fd5" officeooo:paragraph-rsid="00348fd5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normal" officeooo:rsid="0021495d" officeooo:paragraph-rsid="0021495d" style:font-weight-asian="normal" style:font-weight-complex="normal"/>
    </style:style>
    <style:style style:name="P12" style:family="paragraph" style:parent-style-name="Standard">
      <style:text-properties style:text-underline-style="solid" style:text-underline-width="auto" style:text-underline-color="font-color" fo:font-weight="normal" officeooo:rsid="00242d77" officeooo:paragraph-rsid="00242d77" style:font-weight-asian="normal" style:font-weight-complex="normal"/>
    </style:style>
    <style:style style:name="P13" style:family="paragraph" style:parent-style-name="Standard">
      <style:text-properties style:text-underline-style="solid" style:text-underline-width="auto" style:text-underline-color="font-color" fo:font-weight="normal" officeooo:rsid="00254459" officeooo:paragraph-rsid="00254459" style:font-weight-asian="normal" style:font-weight-complex="normal"/>
    </style:style>
    <style:style style:name="P14" style:family="paragraph" style:parent-style-name="Standard">
      <style:text-properties style:text-underline-style="solid" style:text-underline-width="auto" style:text-underline-color="font-color" fo:font-weight="normal" officeooo:rsid="0029602a" officeooo:paragraph-rsid="0029602a" style:font-weight-asian="normal" style:font-weight-complex="normal"/>
    </style:style>
    <style:style style:name="P15" style:family="paragraph" style:parent-style-name="Standard">
      <style:text-properties style:text-underline-style="solid" style:text-underline-width="auto" style:text-underline-color="font-color" fo:font-weight="normal" officeooo:rsid="0029602a" officeooo:paragraph-rsid="002adb67" style:font-weight-asian="normal" style:font-weight-complex="normal"/>
    </style:style>
    <style:style style:name="P16" style:family="paragraph" style:parent-style-name="Standard">
      <style:text-properties style:text-underline-style="solid" style:text-underline-width="auto" style:text-underline-color="font-color" fo:font-weight="normal" officeooo:rsid="0029602a" officeooo:paragraph-rsid="0030ad37" style:font-weight-asian="normal" style:font-weight-complex="normal"/>
    </style:style>
    <style:style style:name="P17" style:family="paragraph" style:parent-style-name="Standard">
      <style:text-properties style:text-underline-style="solid" style:text-underline-width="auto" style:text-underline-color="font-color" fo:font-weight="normal" officeooo:rsid="002a35bb" officeooo:paragraph-rsid="002a35bb" style:font-weight-asian="normal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fo:font-weight="normal" officeooo:rsid="0030976f" officeooo:paragraph-rsid="0030976f" style:font-weight-asian="normal" style:font-weight-complex="normal"/>
    </style:style>
    <style:style style:name="P19" style:family="paragraph" style:parent-style-name="Standard">
      <style:text-properties style:text-underline-style="solid" style:text-underline-width="auto" style:text-underline-color="font-color" fo:font-weight="normal" officeooo:rsid="0030976f" officeooo:paragraph-rsid="0030ad37" style:font-weight-asian="normal" style:font-weight-complex="normal"/>
    </style:style>
    <style:style style:name="P20" style:family="paragraph" style:parent-style-name="Standard">
      <style:text-properties style:text-underline-style="solid" style:text-underline-width="auto" style:text-underline-color="font-color" fo:font-weight="normal" officeooo:rsid="0030ad37" officeooo:paragraph-rsid="0030ad37" style:font-weight-asian="normal" style:font-weight-complex="normal"/>
    </style:style>
    <style:style style:name="P21" style:family="paragraph" style:parent-style-name="Standard">
      <style:text-properties style:text-underline-style="solid" style:text-underline-width="auto" style:text-underline-color="font-color" fo:font-weight="normal" officeooo:rsid="0033c32a" officeooo:paragraph-rsid="0033c32a" style:font-weight-asian="normal" style:font-weight-complex="normal"/>
    </style:style>
    <style:style style:name="P22" style:family="paragraph" style:parent-style-name="Standard">
      <style:text-properties style:text-underline-style="solid" style:text-underline-width="auto" style:text-underline-color="font-color" fo:font-weight="normal" officeooo:rsid="0035b51d" officeooo:paragraph-rsid="0035b51d" style:font-weight-asian="normal" style:font-weight-complex="normal"/>
    </style:style>
    <style:style style:name="P23" style:family="paragraph" style:parent-style-name="Standard">
      <style:text-properties fo:color="#000000" style:font-name="Droid Sans Mono" fo:font-size="10.5pt" style:text-underline-style="solid" style:text-underline-width="auto" style:text-underline-color="font-color" fo:font-weight="normal" officeooo:rsid="0029602a" officeooo:paragraph-rsid="002adb67" fo:background-color="transparent" style:font-weight-asian="normal" style:font-weight-complex="normal"/>
    </style:style>
    <style:style style:name="P24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25" style:family="paragraph" style:parent-style-name="Standard">
      <style:text-properties fo:color="#000000" style:font-name="Droid Sans Mono" fo:font-size="10.5pt" style:text-underline-style="none" fo:font-weight="normal" officeooo:rsid="00201863" officeooo:paragraph-rsid="00201863" fo:background-color="transparent" style:font-weight-asian="bold" style:font-weight-complex="bold"/>
    </style:style>
    <style:style style:name="P26" style:family="paragraph" style:parent-style-name="Standard">
      <style:paragraph-properties style:line-height-at-least="0.503cm"/>
      <style:text-properties fo:color="#000000" fo:background-color="transparent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officeooo:rsid="00270eac"/>
    </style:style>
    <style:style style:name="T4" style:family="text">
      <style:text-properties style:text-underline-style="none" officeooo:rsid="002adb67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officeooo:rsid="002adb67" style:font-style-asian="normal" style:font-style-complex="normal"/>
    </style:style>
    <style:style style:name="T8" style:family="text">
      <style:text-properties fo:font-style="normal" style:text-underline-style="none" officeooo:rsid="0030976f" style:font-style-asian="normal" style:font-style-complex="normal"/>
    </style:style>
    <style:style style:name="T9" style:family="text">
      <style:text-properties fo:font-style="normal" style:text-underline-style="none" officeooo:rsid="0030ad37" style:font-style-asian="normal" style:font-style-complex="normal"/>
    </style:style>
    <style:style style:name="T10" style:family="text">
      <style:text-properties fo:font-style="normal" style:text-underline-style="none" officeooo:rsid="0035b51d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rays</text:p>
      <text:p text:style-name="P1"/>
      <text:p text:style-name="P25">const inventors = [</text:p>
      <text:p text:style-name="P24"><text:tab/>{ first: 'Albert', last: 'Einstein', year: 1879, passed: 1955 },</text:p>
      <text:p text:style-name="P24"><text:tab/>{ first: 'Isaac', last: 'Newton', year: 1643, passed: 1727 },</text:p>
      <text:p text:style-name="P24"><text:tab/>{ first: 'Galileo', last: 'Galilei', year: 1564, passed: 1642 },</text:p>
      <text:p text:style-name="P24"><text:tab/>{ first: 'Marie', last: 'Curie', year: 1867, passed: 1934 },</text:p>
      <text:p text:style-name="P24"><text:tab/>{ first: 'Johannes', last: 'Kepler', year: 1571, passed: 1630 },</text:p>
      <text:p text:style-name="P24"><text:tab/>{ first: 'Nicolaus', last: 'Copernicus', year: 1473, passed: 1543 },</text:p>
      <text:p text:style-name="P24"><text:tab/>{ first: 'Max', last: 'Planck', year: 1858, passed: 1947 },</text:p>
      <text:p text:style-name="P24"><text:tab/>{ first: 'Katherine', last: 'Blodgett', year: 1898, passed: 1979 },</text:p>
      <text:p text:style-name="P24"><text:tab/>{ first: 'Ada', last: 'Lovelace', year: 1815, passed: 1852 },</text:p>
      <text:p text:style-name="P24"><text:tab/>{ first: 'Sarah E.', last: 'Goode', year: 1855, passed: 1905 },</text:p>
      <text:p text:style-name="P24"><text:tab/>{ first: 'Lise', last: 'Meitner', year: 1878, passed: 1968 },</text:p>
      <text:p text:style-name="P24"><text:tab/>{ first: 'Hanna', last: 'Hammarström', year: 1829, passed: 1909 }</text:p>
      <text:p text:style-name="P24">];</text:p>
      <text:p text:style-name="P1"><text:span text:style-name="T2"/></text:p>
      <text:p text:style-name="P2"><text:span text:style-name="T1">Filter()</text:span></text:p>
      <text:p text:style-name="P11"><text:span text:style-name="T1">Creates a new array with all elements that pass the test implemented by the provided function.</text:span></text:p>
      <text:p text:style-name="P11"><text:span text:style-name="T1"><text:tab/>Const fifteen = inventors.filter(inventor =&gt; inventor.year &gt;= 1500 &amp;&amp; inventor.year &lt; 1600)</text:span></text:p>
      <text:p text:style-name="P11"><text:span text:style-name="T1"><text:tab/>console.table(fifteen)</text:span></text:p>
      <text:p text:style-name="P11"><text:span text:style-name="T1"/></text:p>
      <text:p text:style-name="P3"><text:span text:style-name="T1">Map()</text:span></text:p>
      <text:p text:style-name="P12"><text:span text:style-name="T1">Takes in an array and returns a new array of the same length.</text:span></text:p>
      <text:p text:style-name="P12"><text:span text:style-name="T1"><text:tab/>Const fullNames = inventors.map(inventor =&gt; `${inventor.first} ${inventor.last}`);</text:span></text:p>
      <text:p text:style-name="P12"><text:span text:style-name="T1"><text:tab/>console.log(fullNames);</text:span></text:p>
      <text:p text:style-name="P12"><text:span text:style-name="T1"/></text:p>
      <text:p text:style-name="P4"><text:span text:style-name="T1">Sort()</text:span></text:p>
      <text:p text:style-name="P13"><text:span text:style-name="T1">Returns an ordered array. It takes 2 parameters, the current item in the array, and the next item in the array. You return either 1 or -1 dependent on the order you wish to structure the array.</text:span></text:p>
      <text:p text:style-name="P13"><text:span text:style-name="T1"><text:tab/>Const ordered = inventors.sort( (a,b) =&gt; a.year &gt; b.year? 1 : -1);</text:span></text:p>
      <text:p text:style-name="P13"><text:span text:style-name="T1"><text:tab/></text:span><text:span text:style-name="T3">console.table(ordered);</text:span></text:p>
      <text:p text:style-name="P13"><text:span text:style-name="T3"/></text:p>
      <text:p text:style-name="P5"><text:span text:style-name="T3">R</text:span><text:span text:style-name="T1">educe()</text:span></text:p>
      <text:p text:style-name="P14"><text:span text:style-name="T1">Allows you to build something on top of the current array. The reduce() method applies a function against an accumulator and each element in the array to reduce it to a single value.</text:span></text:p>
      <text:p text:style-name="P14"><text:span text:style-name="T1"><text:tab/></text:span><text:span text:style-name="T4">Example 1:</text:span></text:p>
      <text:p text:style-name="P14"><text:span text:style-name="T1"><text:tab/>Const totalYears = inventors.reduce( (total, inventor) =&gt; {</text:span></text:p>
      <text:p text:style-name="P14"><text:span text:style-name="T1"><text:tab/><text:tab/>return total + (inventor.passed – inventor.year);</text:span></text:p>
      <text:p text:style-name="P14"><text:span text:style-name="T1"><text:tab/>}, 0); //where 0 is the starting value, otherwise will be </text:span><text:span text:style-name="T5">undefined</text:span><text:span text:style-name="T6"> on initial call</text:span></text:p>
      <text:p text:style-name="P14"><text:span text:style-name="T6"/></text:p>
      <text:p text:style-name="P14"><text:span text:style-name="T6"><text:tab/></text:span><text:span text:style-name="T7">Example 2:</text:span></text:p>
      <text:p text:style-name="P14"><text:span text:style-name="T7"><text:tab/>const data = [‘car’ ,’car’, ‘truck’ ,’walk’, ‘bike’, ‘car’ ,’van’ ,’van’, ‘walk’, ‘truck’ ,’truck’];</text:span></text:p>
      <text:p text:style-name="P14"><text:span text:style-name="T7"><text:tab/>const transportation = data.reduce(function(obj, item) {</text:span></text:p>
      <text:p text:style-name="P14"><text:span text:style-name="T7"><text:tab/><text:tab/>//set initial value of obj[item] if first time being passed through</text:span></text:p>
      <text:p text:style-name="P14"><text:span text:style-name="T7"><text:tab/><text:tab/>if(!obj[item]){</text:span></text:p>
      <text:p text:style-name="P14"><text:span text:style-name="T7"><text:tab/><text:tab/><text:tab/>obj[item] = 0;</text:span></text:p>
      <text:p text:style-name="P14"><text:span text:style-name="T7"><text:tab/><text:tab/>}</text:span></text:p>
      <text:p text:style-name="P14"><text:span text:style-name="T7"/></text:p>
      <text:p text:style-name="P14"><text:span text:style-name="T7"><text:tab/><text:tab/>obj[item]++;</text:span></text:p>
      <text:p text:style-name="P14"><text:span text:style-name="T7"><text:tab/><text:tab/>return obj;</text:span></text:p>
      <text:p text:style-name="P14"><text:span text:style-name="T7"><text:tab/>}, {}); //where obj is the empty object at the end of the function call</text:span></text:p>
      <text:p text:style-name="P14"><text:span text:style-name="T7"><text:tab/>//example two will return an object like so:</text:span></text:p>
      <text:p text:style-name="P15"><text:span text:style-name="T7"><text:tab/>{</text:span></text:p>
      <text:p text:style-name="P15"><text:span text:style-name="T7"><text:tab/><text:tab/>car: 3</text:span></text:p>
      <text:p text:style-name="P15"><text:soft-page-break/><text:span text:style-name="T7"><text:tab/><text:tab/>truck: 3</text:span></text:p>
      <text:p text:style-name="P15"><text:span text:style-name="T7"><text:tab/><text:tab/>walk: 2</text:span></text:p>
      <text:p text:style-name="P15"><text:span text:style-name="T7"><text:tab/><text:tab/>etc...</text:span></text:p>
      <text:p text:style-name="P15"><text:span text:style-name="T7"><text:tab/>}</text:span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23"><text:span text:style-name="T7">const people = [</text:span></text:p>
      <text:p text:style-name="P24">{ name: 'Wes', year: 1988 },</text:p>
      <text:p text:style-name="P24">{ name: 'Kait', year: 1986 },</text:p>
      <text:p text:style-name="P24">{ name: 'Irv', year: 1970 },</text:p>
      <text:p text:style-name="P24">{ name: 'Lux', year: 2015 }</text:p>
      <text:p text:style-name="P24">];</text:p>
      <text:p text:style-name="P26"/>
      <text:p text:style-name="P24">const comments = [</text:p>
      <text:p text:style-name="P24">{ text: 'Love this!', id: 523423 },</text:p>
      <text:p text:style-name="P24">{ text: 'Super good', id: 823423 },</text:p>
      <text:p text:style-name="P24">{ text: 'You are the best', id: 2039842 },</text:p>
      <text:p text:style-name="P24">{ text: 'Ramen is my fav food ever', id: 123523 },</text:p>
      <text:p text:style-name="P24">{ text: 'Nice Nice Nice!', id: 542328 }</text:p>
      <text:p text:style-name="P24">];</text:p>
      <text:p text:style-name="P15"><text:span text:style-name="T7"/></text:p>
      <text:p text:style-name="P15"><text:span text:style-name="T7"/></text:p>
      <text:p text:style-name="P7"><text:span text:style-name="T7">S</text:span><text:span text:style-name="T6">ome()</text:span></text:p>
      <text:p text:style-name="P18"><text:span text:style-name="T6">Checks if at least one thing in your array meets what you are looking for.</text:span></text:p>
      <text:p text:style-name="P18"><text:span text:style-name="T6"><text:tab/>Const isAdult = people.some(person =&gt; {</text:span></text:p>
      <text:p text:style-name="P18"><text:span text:style-name="T6"><text:tab/><text:tab/>const currentYear = (new Data()).getFullYear();</text:span></text:p>
      <text:p text:style-name="P18"><text:span text:style-name="T6"><text:tab/><text:tab/>return currentYear – person.year &gt;= 19;</text:span></text:p>
      <text:p text:style-name="P18"><text:span text:style-name="T6"><text:tab/>});</text:span></text:p>
      <text:p text:style-name="P18"><text:span text:style-name="T6"><text:tab/>console.log(isAdult); //true</text:span></text:p>
      <text:p text:style-name="P18"><text:span text:style-name="T6"/></text:p>
      <text:p text:style-name="P8"><text:span text:style-name="T6">Every()</text:span></text:p>
      <text:p text:style-name="P20"><text:span text:style-name="T6">Does the same as some(), except every single item in the array must match the criteria</text:span></text:p>
      <text:p text:style-name="P16"><text:span text:style-name="T7"><text:tab/></text:span><text:span text:style-name="T8">Const isAdult = people.</text:span><text:span text:style-name="T9">every</text:span><text:span text:style-name="T8">(person =&gt; {</text:span></text:p>
      <text:p text:style-name="P19"><text:span text:style-name="T6"><text:tab/><text:tab/>const currentYear = (new Data()).getFullYear();</text:span></text:p>
      <text:p text:style-name="P19"><text:span text:style-name="T6"><text:tab/><text:tab/>return currentYear – person.year &gt;= 19;</text:span></text:p>
      <text:p text:style-name="P19"><text:span text:style-name="T6"><text:tab/>});</text:span></text:p>
      <text:p text:style-name="P19"><text:span text:style-name="T7"><text:tab/>console.log(isAdult); //</text:span><text:span text:style-name="T9">false</text:span></text:p>
      <text:p text:style-name="P19"><text:span text:style-name="T9"/></text:p>
      <text:p text:style-name="P9"><text:span text:style-name="T9">F</text:span><text:span text:style-name="T6">ind()</text:span></text:p>
      <text:p text:style-name="P21"><text:span text:style-name="T6">Searches array and returns the first thing which matches your criteria.</text:span></text:p>
      <text:p text:style-name="P21"><text:span text:style-name="T6"><text:tab/>Const comment = comments.find(comment =&gt; comment.id =</text:span><text:span text:style-name="T10">==</text:span><text:span text:style-name="T6"> 823423);</text:span></text:p>
      <text:p text:style-name="P21"><text:span text:style-name="T6"><text:tab/>//this type of arrow function is called an implicit function</text:span></text:p>
      <text:p text:style-name="P21"><text:span text:style-name="T6"/></text:p>
      <text:p text:style-name="P10"><text:span text:style-name="T6">FindIndex()</text:span></text:p>
      <text:p text:style-name="P22"><text:span text:style-name="T6">Finds where something is in the array.</text:span></text:p>
      <text:p text:style-name="P22"><text:span text:style-name="T6"><text:tab/>Const index = comments.findIndex(comment =&gt; comment.id === 823423);</text:span></text:p>
      <text:p text:style-name="P22"><text:span text:style-name="T6"><text:tab/>console.log(index); //1 (as second item in the comments array)</text:span></text:p>
      <text:p text:style-name="P22"><text:span text:style-name="T6"><text:tab/>//to delete</text:span></text:p>
      <text:p text:style-name="P22"><text:span text:style-name="T6"><text:tab/>comments.splice(index, 1);</text:span></text:p>
      <text:p text:style-name="P22"><text:span text:style-name="T6"><text:tab/>//where index is the starting position, and 1 is how many items from the start position do you <text:tab/>want to splice the array</text:span></text:p>
      <text:p text:style-name="P14"><text:span text:style-name="T6"/></text:p>
      <text:p text:style-name="P6"><text:span text:style-name="T6">Other</text:span></text:p>
      <text:p text:style-name="P17"><text:span text:style-name="T6">*Array.from(</text:span><text:span text:style-name="T5">nodelist</text:span><text:span text:style-name="T6">) converts a nodelist to an array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9:08:33.775762685</meta:creation-date>
    <meta:generator>LibreOffice/6.0.3.2$Linux_X86_64 LibreOffice_project/00m0$Build-2</meta:generator>
    <dc:date>2018-06-21T19:35:14.398064149</dc:date>
    <meta:editing-duration>PT26M34S</meta:editing-duration>
    <meta:editing-cycles>22</meta:editing-cycles>
    <meta:document-statistic meta:table-count="0" meta:image-count="0" meta:object-count="0" meta:page-count="2" meta:paragraph-count="90" meta:word-count="604" meta:character-count="3784" meta:non-whitespace-character-count="3194"/>
  </office:meta>
</office:document-meta>
</file>